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2.69pt"/>
    </style:style>
    <style:style style:name="co2" style:family="table-column">
      <style:table-column-properties fo:break-before="auto" style:column-width="406.09pt"/>
    </style:style>
    <style:style style:name="co3" style:family="table-column">
      <style:table-column-properties fo:break-before="auto" style:column-width="161.6pt"/>
    </style:style>
    <style:style style:name="co4" style:family="table-column">
      <style:table-column-properties fo:break-before="auto" style:column-width="74.3pt"/>
    </style:style>
    <style:style style:name="co5" style:family="table-column">
      <style:table-column-properties fo:break-before="auto" style:column-width="34.44pt"/>
    </style:style>
    <style:style style:name="co6" style:family="table-column">
      <style:table-column-properties fo:break-before="auto" style:column-width="49.8pt"/>
    </style:style>
    <style:style style:name="co7" style:family="table-column">
      <style:table-column-properties fo:break-before="auto" style:column-width="57.46pt"/>
    </style:style>
    <style:style style:name="co8" style:family="table-column">
      <style:table-column-properties fo:break-before="auto" style:column-width="1255.4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0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104">
      <style:table-cell-properties style:text-align-source="fix" style:repeat-content="false" style:rotation-align="none"/>
      <style:paragraph-properties fo:text-align="end" fo:margin-left="0pt"/>
    </style:style>
    <style:style style:name="ce9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4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/>
      <style:paragraph-properties fo:text-align="end" fo:margin-left="0pt"/>
    </style:style>
    <style:style style:name="ce13" style:family="table-cell" style:parent-style-name="Default" style:data-style-name="N10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2"/>
        <table:table-column table:style-name="co7" table:default-cell-style-name="ce1"/>
        <table:table-column table:style-name="co8" table:default-cell-style-name="ce1"/>
        <table:table-column table:style-name="co1" table:number-columns-repeated="1016" table:default-cell-style-name="ce1"/>
        <table:table-row table:style-name="ro1">
          <table:table-cell/>
          <table:table-cell table:style-name="ce2" office:value-type="string" calcext:value-type="string">
            <text:p>Project:</text:p>
          </table:table-cell>
          <table:table-cell table:style-name="ce3" office:value-type="string" calcext:value-type="string" table:number-columns-spanned="5" table:number-rows-spanned="1">
            <text:p>Pi Zero Thing</text:p>
          </table:table-cell>
          <table:covered-table-cell table:number-columns-repeated="2" table:style-name="ce3"/>
          <table:covered-table-cell table:style-name="ce6"/>
          <table:covered-table-cell table:style-name="ce7"/>
          <table:table-cell table:style-name="ce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 Number</text:p>
          </table:table-cell>
          <table:table-cell table:style-name="ce3" office:value-type="string" calcext:value-type="string">
            <text:p>Newark</text:p>
          </table:table-cell>
          <table:table-cell table:style-name="ce3" office:value-type="string" calcext:value-type="string">
            <text:p>QTY</text:p>
          </table:table-cell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Total</text:p>
          </table:table-cell>
          <table:table-cell table:style-name="ce3" office:value-type="string" calcext:value-type="string">
            <text:p>Lin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aspberry Pi Zero</text:p>
          </table:table-cell>
          <table:table-cell table:style-name="ce4"/>
          <table:table-cell/>
          <table:table-cell office:value-type="float" office:value="1" calcext:value-type="float">
            <text:p>1</text:p>
          </table:table-cell>
          <table:table-cell table:style-name="ce8" office:value-type="currency" office:currency="USD" office:value="24.95" calcext:value-type="currency">
            <text:p>$24.95</text:p>
          </table:table-cell>
          <table:table-cell table:style-name="ce13" table:formula="of:=[.F3]*[.E3]" office:value-type="currency" office:currency="USD" office:value="24.95" calcext:value-type="currency">
            <text:p>$24.95</text:p>
          </table:table-cell>
          <table:table-cell office:value-type="string" calcext:value-type="string">
            <text:p>https://www.adafruit.com/products/281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ric 4.3 Inch LCD TFT Rearview Monitor screen for Car Backup Camera</text:p>
          </table:table-cell>
          <table:table-cell office:value-type="string" calcext:value-type="string">
            <text:p>B005CFLMNC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$13.12 </text:p>
          </table:table-cell>
          <table:table-cell table:style-name="ce13" table:formula="of:=[.F4]*[.E4]" office:value-type="currency" office:currency="USD" office:value="13.12" calcext:value-type="currency">
            <text:p>$13.12</text:p>
          </table:table-cell>
          <table:table-cell office:value-type="string" calcext:value-type="string">
            <text:p>http://www.amazon.com/Generic-Rearview-Monitor-screen-Backup/dp/B005CFLMNC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his needs to be updated . . .</text:p>
          </table:table-cell>
          <table:table-cell table:number-columns-repeated="3"/>
          <table:table-cell table:style-name="ce8"/>
          <table:table-cell table:style-name="ce13" table:formula="of:=[.F5]*[.E5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/>
          <table:table-cell table:style-name="ce13" table:formula="of:=[.F6]*[.E6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/>
          <table:table-cell/>
          <table:table-cell table:style-name="ce10"/>
          <table:table-cell table:style-name="ce13" table:formula="of:=[.F7]*[.E7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/>
          <table:table-cell table:style-name="ce13" table:formula="of:=[.F8]*[.E8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/>
          <table:table-cell table:style-name="ce13" table:formula="of:=[.F9]*[.E9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/>
          <table:table-cell table:style-name="ce13" table:formula="of:=[.F10]*[.E10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/>
          <table:table-cell table:style-name="ce13" table:formula="of:=[.F11]*[.E11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/>
          <table:table-cell/>
          <table:table-cell table:style-name="ce8"/>
          <table:table-cell table:style-name="ce13" table:formula="of:=[.F12]*[.E12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/>
          <table:table-cell table:style-name="ce13" table:formula="of:=[.F13]*[.E13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/>
          <table:table-cell table:style-name="ce8"/>
          <table:table-cell table:style-name="ce13" table:formula="of:=[.F14]*[.E14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/>
          <table:table-cell table:style-name="ce13" table:formula="of:=[.F15]*[.E15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8"/>
          <table:table-cell table:style-name="ce13" table:formula="of:=[.F16]*[.E16]" office:value-type="currency" office:currency="USD" office:value="0" calcext:value-type="currency">
            <text:p>$0.00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2"/>
          <table:table-cell table:style-name="ce5"/>
          <table:table-cell table:style-name="ce4"/>
          <table:table-cell/>
          <table:table-cell table:style-name="ce8"/>
          <table:table-cell table:style-name="ce13" table:formula="of:=[.F17]*[.E17]" office:value-type="currency" office:currency="USD" office:value="0" calcext:value-type="currency">
            <text:p>$0.00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5"/>
          <table:table-cell table:style-name="ce8"/>
          <table:table-cell table:style-name="ce13" table:formula="of:=[.F18]*[.E18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0"/>
          <table:table-cell table:style-name="ce13" table:formula="of:=[.F19]*[.E19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/>
          <table:table-cell table:number-columns-repeated="2"/>
          <table:table-cell table:style-name="ce11"/>
          <table:table-cell table:style-name="ce13" table:formula="of:=[.F20]*[.E20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/>
          <table:table-cell table:number-columns-repeated="2"/>
          <table:table-cell table:style-name="ce11"/>
          <table:table-cell table:style-name="ce13" table:formula="of:=[.F21]*[.E21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/>
          <table:table-cell table:style-name="ce13" table:formula="of:=[.F22]*[.E22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/>
          <table:table-cell/>
          <table:table-cell table:style-name="ce11"/>
          <table:table-cell table:style-name="ce13" table:formula="of:=[.F23]*[.E23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3" table:formula="of:=SUM([.G3:.G22])" office:value-type="currency" office:currency="USD" office:value="38.07" calcext:value-type="currency">
            <text:p>$38.07</text:p>
          </table:table-cell>
          <table:table-cell table:number-columns-repeated="1017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/00/0000</text:date>, <text:time style:data-style-name="N2" text:time-value="11:08:17.7612986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7:20</meta:creation-date>
    <dc:language>en-US</dc:language>
    <dc:date>2016-07-01T11:08:36.453995210</dc:date>
    <meta:editing-cycles>14</meta:editing-cycles>
    <meta:editing-duration>PT2H2M4S</meta:editing-duration>
    <meta:generator>LibreOffice/5.1.3.2$Linux_X86_64 LibreOffice_project/10m0$Build-2</meta:generator>
    <meta:document-statistic meta:table-count="1" meta:cell-count="4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